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SSAMS-4614">
            <text:p>SSAMS-4614</text:p>
          </table:table-cell>
          <table:table-cell office:value-type="float" office:value="1.3401">
            <text:p>1.3401</text:p>
          </table:table-cell>
          <table:table-cell office:value-type="float" office:value="103.88674">
            <text:p>103.88674</text:p>
          </table:table-cell>
          <table:table-cell office:value-type="float" office:value="6118.0">
            <text:p>6118.0</text:p>
          </table:table-cell>
          <table:table-cell office:value-type="float" office:value="42.0">
            <text:p>42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1.28">
            <text:p>1.28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WK-3428">
            <text:p>WK-3428</text:p>
          </table:table-cell>
          <table:table-cell office:value-type="float" office:value="1.20798">
            <text:p>1.20798</text:p>
          </table:table-cell>
          <table:table-cell office:value-type="float" office:value="103.77026">
            <text:p>103.77026</text:p>
          </table:table-cell>
          <table:table-cell office:value-type="float" office:value="6420.0">
            <text:p>6420.0</text:p>
          </table:table-cell>
          <table:table-cell office:value-type="float" office:value="60.0">
            <text:p>60.0</text:p>
          </table:table-cell>
          <table:table-cell office:value-type="string" office:value="coral (Porites lutea)">
            <text:p>coral (Porites lutea)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0.55">
            <text:p>0.55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HespEtal1998,BirdEtal2007,MannEtal2019">
            <text:p>HespEtal1998,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SSAMS-4605">
            <text:p>SSAMS-4605</text:p>
          </table:table-cell>
          <table:table-cell office:value-type="float" office:value="1.44674">
            <text:p>1.44674</text:p>
          </table:table-cell>
          <table:table-cell office:value-type="float" office:value="103.70931">
            <text:p>103.70931</text:p>
          </table:table-cell>
          <table:table-cell office:value-type="float" office:value="6951.0">
            <text:p>6951.0</text:p>
          </table:table-cell>
          <table:table-cell office:value-type="float" office:value="47.0">
            <text:p>47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.04">
            <text:p>-2.04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SSAMS-4606">
            <text:p>SSAMS-4606</text:p>
          </table:table-cell>
          <table:table-cell office:value-type="float" office:value="1.44523">
            <text:p>1.44523</text:p>
          </table:table-cell>
          <table:table-cell office:value-type="float" office:value="103.73436">
            <text:p>103.73436</text:p>
          </table:table-cell>
          <table:table-cell office:value-type="float" office:value="6723.0">
            <text:p>6723.0</text:p>
          </table:table-cell>
          <table:table-cell office:value-type="float" office:value="49.0">
            <text:p>49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.666">
            <text:p>-1.666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SSAMS-4607">
            <text:p>SSAMS-4607</text:p>
          </table:table-cell>
          <table:table-cell office:value-type="float" office:value="1.31371">
            <text:p>1.31371</text:p>
          </table:table-cell>
          <table:table-cell office:value-type="float" office:value="103.89177">
            <text:p>103.89177</text:p>
          </table:table-cell>
          <table:table-cell office:value-type="float" office:value="8020.0">
            <text:p>8020.0</text:p>
          </table:table-cell>
          <table:table-cell office:value-type="float" office:value="49.0">
            <text:p>49.0</text:p>
          </table:table-cell>
          <table:table-cell office:value-type="string" office:value="root">
            <text:p>roo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5.09">
            <text:p>-15.09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SSAMS-4609">
            <text:p>SSAMS-4609</text:p>
          </table:table-cell>
          <table:table-cell office:value-type="float" office:value="1.31371">
            <text:p>1.31371</text:p>
          </table:table-cell>
          <table:table-cell office:value-type="float" office:value="103.89177">
            <text:p>103.89177</text:p>
          </table:table-cell>
          <table:table-cell office:value-type="float" office:value="7797.0">
            <text:p>7797.0</text:p>
          </table:table-cell>
          <table:table-cell office:value-type="float" office:value="49.0">
            <text:p>49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14.63">
            <text:p>-14.63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SSAMS-4610">
            <text:p>SSAMS-4610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6503.0">
            <text:p>6503.0</text:p>
          </table:table-cell>
          <table:table-cell office:value-type="float" office:value="63.0">
            <text:p>6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.55">
            <text:p>-1.55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SSAMS-4611">
            <text:p>SSAMS-4611</text:p>
          </table:table-cell>
          <table:table-cell office:value-type="float" office:value="1.44523">
            <text:p>1.44523</text:p>
          </table:table-cell>
          <table:table-cell office:value-type="float" office:value="103.73436">
            <text:p>103.73436</text:p>
          </table:table-cell>
          <table:table-cell office:value-type="float" office:value="7017.0">
            <text:p>7017.0</text:p>
          </table:table-cell>
          <table:table-cell office:value-type="float" office:value="43.0">
            <text:p>4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.48">
            <text:p>-2.48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SSAMS-4612">
            <text:p>SSAMS-4612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7176.0">
            <text:p>7176.0</text:p>
          </table:table-cell>
          <table:table-cell office:value-type="float" office:value="48.0">
            <text:p>48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619">
            <text:p>-5.61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SSAMS-4613">
            <text:p>SSAMS-4613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6673.0">
            <text:p>6673.0</text:p>
          </table:table-cell>
          <table:table-cell office:value-type="float" office:value="41.0">
            <text:p>41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0.94">
            <text:p>-0.94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SSAMS-4616">
            <text:p>SSAMS-4616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7059.0">
            <text:p>7059.0</text:p>
          </table:table-cell>
          <table:table-cell office:value-type="float" office:value="43.0">
            <text:p>4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.6">
            <text:p>-2.6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SSAMS-4617">
            <text:p>SSAMS-4617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5990.0">
            <text:p>5990.0</text:p>
          </table:table-cell>
          <table:table-cell office:value-type="float" office:value="47.0">
            <text:p>47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0.331">
            <text:p>0.331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SSAMS-4619">
            <text:p>SSAMS-4619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6199.0">
            <text:p>6199.0</text:p>
          </table:table-cell>
          <table:table-cell office:value-type="float" office:value="42.0">
            <text:p>42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.689">
            <text:p>-1.68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SSAMS-4620">
            <text:p>SSAMS-4620</text:p>
          </table:table-cell>
          <table:table-cell office:value-type="float" office:value="1.44523">
            <text:p>1.44523</text:p>
          </table:table-cell>
          <table:table-cell office:value-type="float" office:value="103.73436">
            <text:p>103.73436</text:p>
          </table:table-cell>
          <table:table-cell office:value-type="float" office:value="6683.0">
            <text:p>6683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016">
            <text:p>-2.016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SSAMS-4621">
            <text:p>SSAMS-4621</text:p>
          </table:table-cell>
          <table:table-cell office:value-type="float" office:value="1.44523">
            <text:p>1.44523</text:p>
          </table:table-cell>
          <table:table-cell office:value-type="float" office:value="103.73436">
            <text:p>103.73436</text:p>
          </table:table-cell>
          <table:table-cell office:value-type="float" office:value="6415.0">
            <text:p>6415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.236">
            <text:p>-1.236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WK-3429">
            <text:p>WK-3429</text:p>
          </table:table-cell>
          <table:table-cell office:value-type="float" office:value="1.20798">
            <text:p>1.20798</text:p>
          </table:table-cell>
          <table:table-cell office:value-type="float" office:value="103.77026">
            <text:p>103.77026</text:p>
          </table:table-cell>
          <table:table-cell office:value-type="float" office:value="6270.0">
            <text:p>6270.0</text:p>
          </table:table-cell>
          <table:table-cell office:value-type="float" office:value="60.0">
            <text:p>60.0</text:p>
          </table:table-cell>
          <table:table-cell office:value-type="string" office:value="coral (Porites lutea)">
            <text:p>coral (Porites lutea)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0.43">
            <text:p>0.43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HespEtal1998,BirdEtal2007,MannEtal2019">
            <text:p>HespEtal1998,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SSAMS-4618">
            <text:p>SSAMS-4618</text:p>
          </table:table-cell>
          <table:table-cell office:value-type="float" office:value="1.30376">
            <text:p>1.30376</text:p>
          </table:table-cell>
          <table:table-cell office:value-type="float" office:value="103.87758">
            <text:p>103.87758</text:p>
          </table:table-cell>
          <table:table-cell office:value-type="float" office:value="7699.0">
            <text:p>7699.0</text:p>
          </table:table-cell>
          <table:table-cell office:value-type="float" office:value="45.0">
            <text:p>4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9.22">
            <text:p>-9.22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593">
            <text:p>Hv-7593</text:p>
          </table:table-cell>
          <table:table-cell office:value-type="float" office:value="2.2">
            <text:p>2.2</text:p>
          </table:table-cell>
          <table:table-cell office:value-type="float" office:value="102.3">
            <text:p>102.3</text:p>
          </table:table-cell>
          <table:table-cell office:value-type="float" office:value="7985.0">
            <text:p>7985.0</text:p>
          </table:table-cell>
          <table:table-cell office:value-type="float" office:value="242.0">
            <text:p>242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3.29">
            <text:p>-13.29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GU-17651">
            <text:p>GU-17651</text:p>
          </table:table-cell>
          <table:table-cell office:value-type="float" office:value="1.31371">
            <text:p>1.31371</text:p>
          </table:table-cell>
          <table:table-cell office:value-type="float" office:value="103.89177">
            <text:p>103.89177</text:p>
          </table:table-cell>
          <table:table-cell office:value-type="float" office:value="6430.0">
            <text:p>6430.0</text:p>
          </table:table-cell>
          <table:table-cell office:value-type="float" office:value="30.0">
            <text:p>3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5.99">
            <text:p>-5.99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26330">
            <text:p>ANUA-26330</text:p>
          </table:table-cell>
          <table:table-cell office:value-type="float" office:value="1.30376">
            <text:p>1.30376</text:p>
          </table:table-cell>
          <table:table-cell office:value-type="float" office:value="103.87758">
            <text:p>103.87758</text:p>
          </table:table-cell>
          <table:table-cell office:value-type="float" office:value="7708.0">
            <text:p>7708.0</text:p>
          </table:table-cell>
          <table:table-cell office:value-type="float" office:value="192.0">
            <text:p>192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9.22">
            <text:p>-9.22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26328">
            <text:p>ANUA-26328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6746.0">
            <text:p>6746.0</text:p>
          </table:table-cell>
          <table:table-cell office:value-type="float" office:value="187.0">
            <text:p>187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.6">
            <text:p>-2.6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25711">
            <text:p>ANUA-25711</text:p>
          </table:table-cell>
          <table:table-cell office:value-type="float" office:value="1.31371">
            <text:p>1.31371</text:p>
          </table:table-cell>
          <table:table-cell office:value-type="float" office:value="103.89177">
            <text:p>103.89177</text:p>
          </table:table-cell>
          <table:table-cell office:value-type="float" office:value="8253.0">
            <text:p>8253.0</text:p>
          </table:table-cell>
          <table:table-cell office:value-type="float" office:value="243.0">
            <text:p>24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4.431">
            <text:p>-14.431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25710">
            <text:p>ANUA-25710</text:p>
          </table:table-cell>
          <table:table-cell office:value-type="float" office:value="1.31371">
            <text:p>1.31371</text:p>
          </table:table-cell>
          <table:table-cell office:value-type="float" office:value="103.89177">
            <text:p>103.89177</text:p>
          </table:table-cell>
          <table:table-cell office:value-type="float" office:value="8405.0">
            <text:p>8405.0</text:p>
          </table:table-cell>
          <table:table-cell office:value-type="float" office:value="246.0">
            <text:p>246.0</text:p>
          </table:table-cell>
          <table:table-cell office:value-type="string" office:value="root">
            <text:p>roo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5.09">
            <text:p>-15.09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25708">
            <text:p>ANUA-25708</text:p>
          </table:table-cell>
          <table:table-cell office:value-type="float" office:value="1.31371">
            <text:p>1.31371</text:p>
          </table:table-cell>
          <table:table-cell office:value-type="float" office:value="103.89177">
            <text:p>103.89177</text:p>
          </table:table-cell>
          <table:table-cell office:value-type="float" office:value="1301.0">
            <text:p>1301.0</text:p>
          </table:table-cell>
          <table:table-cell office:value-type="float" office:value="192.0">
            <text:p>192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.15">
            <text:p>-1.15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25705">
            <text:p>ANUA-25705</text:p>
          </table:table-cell>
          <table:table-cell office:value-type="float" office:value="1.44674">
            <text:p>1.44674</text:p>
          </table:table-cell>
          <table:table-cell office:value-type="float" office:value="103.70931">
            <text:p>103.70931</text:p>
          </table:table-cell>
          <table:table-cell office:value-type="float" office:value="1879.0">
            <text:p>1879.0</text:p>
          </table:table-cell>
          <table:table-cell office:value-type="float" office:value="191.0">
            <text:p>191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0.686">
            <text:p>-0.686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24304">
            <text:p>ANUA-24304</text:p>
          </table:table-cell>
          <table:table-cell office:value-type="float" office:value="1.35672">
            <text:p>1.35672</text:p>
          </table:table-cell>
          <table:table-cell office:value-type="float" office:value="103.65891">
            <text:p>103.65891</text:p>
          </table:table-cell>
          <table:table-cell office:value-type="float" office:value="4949.0">
            <text:p>4949.0</text:p>
          </table:table-cell>
          <table:table-cell office:value-type="float" office:value="187.0">
            <text:p>187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24303">
            <text:p>ANUA-24303</text:p>
          </table:table-cell>
          <table:table-cell office:value-type="float" office:value="1.35672">
            <text:p>1.35672</text:p>
          </table:table-cell>
          <table:table-cell office:value-type="float" office:value="103.65891">
            <text:p>103.65891</text:p>
          </table:table-cell>
          <table:table-cell office:value-type="float" office:value="5040.0">
            <text:p>5040.0</text:p>
          </table:table-cell>
          <table:table-cell office:value-type="float" office:value="184.0">
            <text:p>18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4.79">
            <text:p>4.79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22730">
            <text:p>ANUA-22730</text:p>
          </table:table-cell>
          <table:table-cell office:value-type="float" office:value="1.44523">
            <text:p>1.44523</text:p>
          </table:table-cell>
          <table:table-cell office:value-type="float" office:value="103.73436">
            <text:p>103.73436</text:p>
          </table:table-cell>
          <table:table-cell office:value-type="float" office:value="2241.0">
            <text:p>2241.0</text:p>
          </table:table-cell>
          <table:table-cell office:value-type="float" office:value="200.0">
            <text:p>2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2.2">
            <text:p>2.2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22729">
            <text:p>ANUA-22729</text:p>
          </table:table-cell>
          <table:table-cell office:value-type="float" office:value="1.44523">
            <text:p>1.44523</text:p>
          </table:table-cell>
          <table:table-cell office:value-type="float" office:value="103.73436">
            <text:p>103.73436</text:p>
          </table:table-cell>
          <table:table-cell office:value-type="float" office:value="6398.0">
            <text:p>6398.0</text:p>
          </table:table-cell>
          <table:table-cell office:value-type="float" office:value="190.0">
            <text:p>1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.236">
            <text:p>-1.236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22728">
            <text:p>ANUA-22728</text:p>
          </table:table-cell>
          <table:table-cell office:value-type="float" office:value="1.44523">
            <text:p>1.44523</text:p>
          </table:table-cell>
          <table:table-cell office:value-type="float" office:value="103.73436">
            <text:p>103.73436</text:p>
          </table:table-cell>
          <table:table-cell office:value-type="float" office:value="6348.0">
            <text:p>6348.0</text:p>
          </table:table-cell>
          <table:table-cell office:value-type="float" office:value="190.0">
            <text:p>1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.666">
            <text:p>-1.666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22727">
            <text:p>ANUA-22727</text:p>
          </table:table-cell>
          <table:table-cell office:value-type="float" office:value="1.44523">
            <text:p>1.44523</text:p>
          </table:table-cell>
          <table:table-cell office:value-type="float" office:value="103.73436">
            <text:p>103.73436</text:p>
          </table:table-cell>
          <table:table-cell office:value-type="float" office:value="6816.0">
            <text:p>6816.0</text:p>
          </table:table-cell>
          <table:table-cell office:value-type="float" office:value="200.0">
            <text:p>2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016">
            <text:p>-2.016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22726">
            <text:p>ANUA-22726</text:p>
          </table:table-cell>
          <table:table-cell office:value-type="float" office:value="1.44523">
            <text:p>1.44523</text:p>
          </table:table-cell>
          <table:table-cell office:value-type="float" office:value="103.73436">
            <text:p>103.73436</text:p>
          </table:table-cell>
          <table:table-cell office:value-type="float" office:value="6820.0">
            <text:p>6820.0</text:p>
          </table:table-cell>
          <table:table-cell office:value-type="float" office:value="188.0">
            <text:p>188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.48">
            <text:p>-2.48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22228">
            <text:p>ANUA-22228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6704.0">
            <text:p>6704.0</text:p>
          </table:table-cell>
          <table:table-cell office:value-type="float" office:value="205.0">
            <text:p>20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0.94">
            <text:p>-0.94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22223">
            <text:p>ANUA-22223</text:p>
          </table:table-cell>
          <table:table-cell office:value-type="float" office:value="1.44674">
            <text:p>1.44674</text:p>
          </table:table-cell>
          <table:table-cell office:value-type="float" office:value="103.70931">
            <text:p>103.70931</text:p>
          </table:table-cell>
          <table:table-cell office:value-type="float" office:value="7092.0">
            <text:p>7092.0</text:p>
          </table:table-cell>
          <table:table-cell office:value-type="float" office:value="193.0">
            <text:p>19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.04">
            <text:p>-2.04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22221">
            <text:p>ANUA-22221</text:p>
          </table:table-cell>
          <table:table-cell office:value-type="float" office:value="1.44674">
            <text:p>1.44674</text:p>
          </table:table-cell>
          <table:table-cell office:value-type="float" office:value="103.70931">
            <text:p>103.70931</text:p>
          </table:table-cell>
          <table:table-cell office:value-type="float" office:value="2397.0">
            <text:p>2397.0</text:p>
          </table:table-cell>
          <table:table-cell office:value-type="float" office:value="191.0">
            <text:p>191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0.346">
            <text:p>-0.346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19527">
            <text:p>ANUA-19527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6657.0">
            <text:p>6657.0</text:p>
          </table:table-cell>
          <table:table-cell office:value-type="float" office:value="166.0">
            <text:p>16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.55">
            <text:p>-1.55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19526">
            <text:p>ANUA-19526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6245.0">
            <text:p>6245.0</text:p>
          </table:table-cell>
          <table:table-cell office:value-type="float" office:value="147.0">
            <text:p>147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.689">
            <text:p>-1.68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19525">
            <text:p>ANUA-19525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6157.0">
            <text:p>6157.0</text:p>
          </table:table-cell>
          <table:table-cell office:value-type="float" office:value="156.0">
            <text:p>15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0.331">
            <text:p>0.331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26403">
            <text:p>ANUA-26403</text:p>
          </table:table-cell>
          <table:table-cell office:value-type="float" office:value="1.3401">
            <text:p>1.3401</text:p>
          </table:table-cell>
          <table:table-cell office:value-type="float" office:value="103.88674">
            <text:p>103.88674</text:p>
          </table:table-cell>
          <table:table-cell office:value-type="float" office:value="6506.0">
            <text:p>6506.0</text:p>
          </table:table-cell>
          <table:table-cell office:value-type="float" office:value="186.0">
            <text:p>18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1.28">
            <text:p>1.28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26404">
            <text:p>ANUA-26404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7359.0">
            <text:p>7359.0</text:p>
          </table:table-cell>
          <table:table-cell office:value-type="float" office:value="193.0">
            <text:p>19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3.9">
            <text:p>-3.9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BETA-78259">
            <text:p>BETA-78259</text:p>
          </table:table-cell>
          <table:table-cell office:value-type="float" office:value="1.33333">
            <text:p>1.33333</text:p>
          </table:table-cell>
          <table:table-cell office:value-type="float" office:value="103.75">
            <text:p>103.75</text:p>
          </table:table-cell>
          <table:table-cell office:value-type="float" office:value="7190.0">
            <text:p>7190.0</text:p>
          </table:table-cell>
          <table:table-cell office:value-type="float" office:value="70.0">
            <text:p>70.0</text:p>
          </table:table-cell>
          <table:table-cell office:value-type="string" office:value="Oyster (Pinctada sp)">
            <text:p>Oyster (Pinctada sp)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5.59">
            <text:p>-5.59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HespEtal1998,HortonEtal2005,MannEtal2019">
            <text:p>HespEtal1998,HortonEtal2005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BETA-78260">
            <text:p>BETA-78260</text:p>
          </table:table-cell>
          <table:table-cell office:value-type="float" office:value="1.33333">
            <text:p>1.33333</text:p>
          </table:table-cell>
          <table:table-cell office:value-type="float" office:value="103.75">
            <text:p>103.75</text:p>
          </table:table-cell>
          <table:table-cell office:value-type="float" office:value="7310.0">
            <text:p>7310.0</text:p>
          </table:table-cell>
          <table:table-cell office:value-type="float" office:value="80.0">
            <text:p>80.0</text:p>
          </table:table-cell>
          <table:table-cell office:value-type="string" office:value="Oyster (Pinctada sp)">
            <text:p>Oyster (Pinctada sp)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8.79">
            <text:p>-8.79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HespEtal1998,HortonEtal2005,MannEtal2019">
            <text:p>HespEtal1998,HortonEtal2005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GU-17983">
            <text:p>GU-17983</text:p>
          </table:table-cell>
          <table:table-cell office:value-type="float" office:value="1.31371">
            <text:p>1.31371</text:p>
          </table:table-cell>
          <table:table-cell office:value-type="float" office:value="103.89177">
            <text:p>103.89177</text:p>
          </table:table-cell>
          <table:table-cell office:value-type="float" office:value="5775.0">
            <text:p>5775.0</text:p>
          </table:table-cell>
          <table:table-cell office:value-type="float" office:value="30.0">
            <text:p>3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2.99">
            <text:p>-2.99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GU-17885">
            <text:p>GU-17885</text:p>
          </table:table-cell>
          <table:table-cell office:value-type="float" office:value="1.31371">
            <text:p>1.31371</text:p>
          </table:table-cell>
          <table:table-cell office:value-type="float" office:value="103.89177">
            <text:p>103.89177</text:p>
          </table:table-cell>
          <table:table-cell office:value-type="float" office:value="6035.0">
            <text:p>6035.0</text:p>
          </table:table-cell>
          <table:table-cell office:value-type="float" office:value="30.0">
            <text:p>30.0</text:p>
          </table:table-cell>
          <table:table-cell office:value-type="string" office:value="gastropod">
            <text:p>gastropo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3.85">
            <text:p>-3.85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GU-17655">
            <text:p>GU-17655</text:p>
          </table:table-cell>
          <table:table-cell office:value-type="float" office:value="1.31371">
            <text:p>1.31371</text:p>
          </table:table-cell>
          <table:table-cell office:value-type="float" office:value="103.89177">
            <text:p>103.89177</text:p>
          </table:table-cell>
          <table:table-cell office:value-type="float" office:value="7260.0">
            <text:p>7260.0</text:p>
          </table:table-cell>
          <table:table-cell office:value-type="float" office:value="30.0">
            <text:p>3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9.62">
            <text:p>-9.62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GU-17654">
            <text:p>GU-17654</text:p>
          </table:table-cell>
          <table:table-cell office:value-type="float" office:value="1.31371">
            <text:p>1.31371</text:p>
          </table:table-cell>
          <table:table-cell office:value-type="float" office:value="103.89177">
            <text:p>103.89177</text:p>
          </table:table-cell>
          <table:table-cell office:value-type="float" office:value="7485.0">
            <text:p>7485.0</text:p>
          </table:table-cell>
          <table:table-cell office:value-type="float" office:value="30.0">
            <text:p>3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9.22">
            <text:p>-9.22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GU-17653">
            <text:p>GU-17653</text:p>
          </table:table-cell>
          <table:table-cell office:value-type="float" office:value="1.31371">
            <text:p>1.31371</text:p>
          </table:table-cell>
          <table:table-cell office:value-type="float" office:value="103.89177">
            <text:p>103.89177</text:p>
          </table:table-cell>
          <table:table-cell office:value-type="float" office:value="6730.0">
            <text:p>6730.0</text:p>
          </table:table-cell>
          <table:table-cell office:value-type="float" office:value="30.0">
            <text:p>3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6.89">
            <text:p>-6.89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GU-17652">
            <text:p>GU-17652</text:p>
          </table:table-cell>
          <table:table-cell office:value-type="float" office:value="1.31371">
            <text:p>1.31371</text:p>
          </table:table-cell>
          <table:table-cell office:value-type="float" office:value="103.89177">
            <text:p>103.89177</text:p>
          </table:table-cell>
          <table:table-cell office:value-type="float" office:value="6920.0">
            <text:p>6920.0</text:p>
          </table:table-cell>
          <table:table-cell office:value-type="float" office:value="30.0">
            <text:p>3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7.22">
            <text:p>-7.22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GU-17650">
            <text:p>GU-17650</text:p>
          </table:table-cell>
          <table:table-cell office:value-type="float" office:value="1.31371">
            <text:p>1.31371</text:p>
          </table:table-cell>
          <table:table-cell office:value-type="float" office:value="103.89177">
            <text:p>103.89177</text:p>
          </table:table-cell>
          <table:table-cell office:value-type="float" office:value="6275.0">
            <text:p>6275.0</text:p>
          </table:table-cell>
          <table:table-cell office:value-type="float" office:value="35.0">
            <text:p>35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5.44">
            <text:p>-5.44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GU-11252">
            <text:p>GU-11252</text:p>
          </table:table-cell>
          <table:table-cell office:value-type="float" office:value="1.31371">
            <text:p>1.31371</text:p>
          </table:table-cell>
          <table:table-cell office:value-type="float" office:value="103.89177">
            <text:p>103.89177</text:p>
          </table:table-cell>
          <table:table-cell office:value-type="float" office:value="8050.0">
            <text:p>805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14.69">
            <text:p>-14.69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BirdEtal2010,MannEtal2019">
            <text:p>BirdEtal2007,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GU-11251">
            <text:p>GU-11251</text:p>
          </table:table-cell>
          <table:table-cell office:value-type="float" office:value="1.31371">
            <text:p>1.31371</text:p>
          </table:table-cell>
          <table:table-cell office:value-type="float" office:value="103.89177">
            <text:p>103.89177</text:p>
          </table:table-cell>
          <table:table-cell office:value-type="float" office:value="7970.0">
            <text:p>7970.0</text:p>
          </table:table-cell>
          <table:table-cell office:value-type="float" office:value="50.0">
            <text:p>5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14.64">
            <text:p>-14.64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BirdEtal2010,MannEtal2019">
            <text:p>BirdEtal2007,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12053">
            <text:p>ANUA-12053</text:p>
          </table:table-cell>
          <table:table-cell office:value-type="float" office:value="1.39236">
            <text:p>1.39236</text:p>
          </table:table-cell>
          <table:table-cell office:value-type="float" office:value="103.97697">
            <text:p>103.97697</text:p>
          </table:table-cell>
          <table:table-cell office:value-type="float" office:value="1720.0">
            <text:p>1720.0</text:p>
          </table:table-cell>
          <table:table-cell office:value-type="float" office:value="60.0">
            <text:p>6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1.21">
            <text:p>-1.21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GU-11250">
            <text:p>GU-11250</text:p>
          </table:table-cell>
          <table:table-cell office:value-type="float" office:value="1.31371">
            <text:p>1.31371</text:p>
          </table:table-cell>
          <table:table-cell office:value-type="float" office:value="103.89177">
            <text:p>103.89177</text:p>
          </table:table-cell>
          <table:table-cell office:value-type="float" office:value="7685.0">
            <text:p>7685.0</text:p>
          </table:table-cell>
          <table:table-cell office:value-type="float" office:value="50.0">
            <text:p>5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13.43">
            <text:p>-13.43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GU-11248">
            <text:p>GU-11248</text:p>
          </table:table-cell>
          <table:table-cell office:value-type="float" office:value="1.31371">
            <text:p>1.31371</text:p>
          </table:table-cell>
          <table:table-cell office:value-type="float" office:value="103.89177">
            <text:p>103.89177</text:p>
          </table:table-cell>
          <table:table-cell office:value-type="float" office:value="7095.0">
            <text:p>7095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7.77">
            <text:p>-7.77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GU-11247">
            <text:p>GU-11247</text:p>
          </table:table-cell>
          <table:table-cell office:value-type="float" office:value="1.31371">
            <text:p>1.31371</text:p>
          </table:table-cell>
          <table:table-cell office:value-type="float" office:value="103.89177">
            <text:p>103.89177</text:p>
          </table:table-cell>
          <table:table-cell office:value-type="float" office:value="6160.0">
            <text:p>6160.0</text:p>
          </table:table-cell>
          <table:table-cell office:value-type="float" office:value="45.0">
            <text:p>45.0</text:p>
          </table:table-cell>
          <table:table-cell office:value-type="string" office:value="oyster">
            <text:p>oyster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4.69">
            <text:p>-4.69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GU-11246">
            <text:p>GU-11246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7590.0">
            <text:p>7590.0</text:p>
          </table:table-cell>
          <table:table-cell office:value-type="float" office:value="55.0">
            <text:p>5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-5.307">
            <text:p>-5.307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BETA-80795">
            <text:p>BETA-80795</text:p>
          </table:table-cell>
          <table:table-cell office:value-type="float" office:value="1.33333">
            <text:p>1.33333</text:p>
          </table:table-cell>
          <table:table-cell office:value-type="float" office:value="103.75">
            <text:p>103.75</text:p>
          </table:table-cell>
          <table:table-cell office:value-type="float" office:value="5720.0">
            <text:p>5720.0</text:p>
          </table:table-cell>
          <table:table-cell office:value-type="float" office:value="117.0">
            <text:p>117.0</text:p>
          </table:table-cell>
          <table:table-cell office:value-type="string" office:value="peat derived from palm leaves (Nypa fruticans)">
            <text:p>peat derived from palm leaves (Nypa fruticans)</text:p>
          </table:table-cell>
          <table:table-cell office:value-type="string" office:value="terrestrial">
            <text:p>terrestrial</text:p>
          </table:table-cell>
          <table:table-cell office:value-type="string" office:value="-68.0">
            <text:p>-68.0</text:p>
          </table:table-cell>
          <table:table-cell office:value-type="string" office:value="49.0">
            <text:p>49.0</text:p>
          </table:table-cell>
          <table:table-cell office:value-type="float" office:value="0.0">
            <text:p/>
          </table:table-cell>
          <table:table-cell office:value-type="float" office:value="0.701">
            <text:p>0.701</text:p>
          </table:table-cell>
          <table:table-cell office:value-type="float" office:value="0.66">
            <text:p>0.66</text:p>
          </table:table-cell>
          <table:table-cell office:value-type="float" office:value="0.66">
            <text:p>0.66</text:p>
          </table:table-cell>
          <table:table-cell office:value-type="string" office:value="HespEtal1998,HortonEtal2005,MannEtal2019">
            <text:p>HespEtal1998,HortonEtal2005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BETA-78269">
            <text:p>BETA-78269</text:p>
          </table:table-cell>
          <table:table-cell office:value-type="float" office:value="1.33333">
            <text:p>1.33333</text:p>
          </table:table-cell>
          <table:table-cell office:value-type="float" office:value="103.75">
            <text:p>103.75</text:p>
          </table:table-cell>
          <table:table-cell office:value-type="float" office:value="5870.0">
            <text:p>5870.0</text:p>
          </table:table-cell>
          <table:table-cell office:value-type="float" office:value="122.0">
            <text:p>122.0</text:p>
          </table:table-cell>
          <table:table-cell office:value-type="string" office:value="peat derived from palm leaves (Nypa fruticans)">
            <text:p>peat derived from palm leaves (Nypa fruticans)</text:p>
          </table:table-cell>
          <table:table-cell office:value-type="string" office:value="terrestrial">
            <text:p>terrestrial</text:p>
          </table:table-cell>
          <table:table-cell office:value-type="string" office:value="-68.0">
            <text:p>-68.0</text:p>
          </table:table-cell>
          <table:table-cell office:value-type="string" office:value="49.0">
            <text:p>49.0</text:p>
          </table:table-cell>
          <table:table-cell office:value-type="float" office:value="0.0">
            <text:p/>
          </table:table-cell>
          <table:table-cell office:value-type="float" office:value="0.953">
            <text:p>0.953</text:p>
          </table:table-cell>
          <table:table-cell office:value-type="float" office:value="0.66">
            <text:p>0.66</text:p>
          </table:table-cell>
          <table:table-cell office:value-type="float" office:value="0.66">
            <text:p>0.66</text:p>
          </table:table-cell>
          <table:table-cell office:value-type="string" office:value="HespEtal1998,HortonEtal2005,MannEtal2019">
            <text:p>HespEtal1998,HortonEtal2005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BETA-78268">
            <text:p>BETA-78268</text:p>
          </table:table-cell>
          <table:table-cell office:value-type="float" office:value="1.33333">
            <text:p>1.33333</text:p>
          </table:table-cell>
          <table:table-cell office:value-type="float" office:value="103.75">
            <text:p>103.75</text:p>
          </table:table-cell>
          <table:table-cell office:value-type="float" office:value="3530.0">
            <text:p>3530.0</text:p>
          </table:table-cell>
          <table:table-cell office:value-type="float" office:value="128.0">
            <text:p>128.0</text:p>
          </table:table-cell>
          <table:table-cell office:value-type="string" office:value="peat derived from palm leaves (Nypa fruticans)">
            <text:p>peat derived from palm leaves (Nypa fruticans)</text:p>
          </table:table-cell>
          <table:table-cell office:value-type="string" office:value="terrestrial">
            <text:p>terrestrial</text:p>
          </table:table-cell>
          <table:table-cell office:value-type="string" office:value="-68.0">
            <text:p>-68.0</text:p>
          </table:table-cell>
          <table:table-cell office:value-type="string" office:value="49.0">
            <text:p>49.0</text:p>
          </table:table-cell>
          <table:table-cell office:value-type="float" office:value="0.0">
            <text:p/>
          </table:table-cell>
          <table:table-cell office:value-type="float" office:value="1.753">
            <text:p>1.753</text:p>
          </table:table-cell>
          <table:table-cell office:value-type="float" office:value="0.66">
            <text:p>0.66</text:p>
          </table:table-cell>
          <table:table-cell office:value-type="float" office:value="0.66">
            <text:p>0.66</text:p>
          </table:table-cell>
          <table:table-cell office:value-type="string" office:value="HespEtal1998,HortonEtal2005,MannEtal2019">
            <text:p>HespEtal1998,HortonEtal2005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BETA-78267">
            <text:p>BETA-78267</text:p>
          </table:table-cell>
          <table:table-cell office:value-type="float" office:value="1.33333">
            <text:p>1.33333</text:p>
          </table:table-cell>
          <table:table-cell office:value-type="float" office:value="103.75">
            <text:p>103.75</text:p>
          </table:table-cell>
          <table:table-cell office:value-type="float" office:value="7060.0">
            <text:p>7060.0</text:p>
          </table:table-cell>
          <table:table-cell office:value-type="float" office:value="150.0">
            <text:p>150.0</text:p>
          </table:table-cell>
          <table:table-cell office:value-type="string" office:value="shells (Batillaria zonalis and Marcia japonica)">
            <text:p>shells (Batillaria zonalis and Marcia japonica)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4.54">
            <text:p>-4.54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HespEtal1998,HortonEtal2005,MannEtal2019">
            <text:p>HespEtal1998,HortonEtal2005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BETA-78265">
            <text:p>BETA-78265</text:p>
          </table:table-cell>
          <table:table-cell office:value-type="float" office:value="1.33333">
            <text:p>1.33333</text:p>
          </table:table-cell>
          <table:table-cell office:value-type="float" office:value="103.75">
            <text:p>103.75</text:p>
          </table:table-cell>
          <table:table-cell office:value-type="float" office:value="6870.0">
            <text:p>6870.0</text:p>
          </table:table-cell>
          <table:table-cell office:value-type="float" office:value="141.0">
            <text:p>141.0</text:p>
          </table:table-cell>
          <table:table-cell office:value-type="string" office:value="shells (Batillaria zonalis and Marcia japonica)">
            <text:p>shells (Batillaria zonalis and Marcia japonica)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3.81">
            <text:p>-3.81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HespEtal1998,HortonEtal2005,MannEtal2019">
            <text:p>HespEtal1998,HortonEtal2005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BETA-78261">
            <text:p>BETA-78261</text:p>
          </table:table-cell>
          <table:table-cell office:value-type="float" office:value="1.33333">
            <text:p>1.33333</text:p>
          </table:table-cell>
          <table:table-cell office:value-type="float" office:value="103.75">
            <text:p>103.75</text:p>
          </table:table-cell>
          <table:table-cell office:value-type="float" office:value="7690.0">
            <text:p>7690.0</text:p>
          </table:table-cell>
          <table:table-cell office:value-type="float" office:value="50.0">
            <text:p>50.0</text:p>
          </table:table-cell>
          <table:table-cell office:value-type="string" office:value="Shell (Pinctada sp.)">
            <text:p>Shell (Pinctada sp.)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9.6">
            <text:p>-9.6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HespEtal1998,HortonEtal2005,BirdEtal2007,MannEtal2019">
            <text:p>HespEtal1998,HortonEtal2005,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GU-11249">
            <text:p>GU-11249</text:p>
          </table:table-cell>
          <table:table-cell office:value-type="float" office:value="1.31371">
            <text:p>1.31371</text:p>
          </table:table-cell>
          <table:table-cell office:value-type="float" office:value="103.89177">
            <text:p>103.89177</text:p>
          </table:table-cell>
          <table:table-cell office:value-type="float" office:value="7365.0">
            <text:p>7365.0</text:p>
          </table:table-cell>
          <table:table-cell office:value-type="float" office:value="45.0">
            <text:p>45.0</text:p>
          </table:table-cell>
          <table:table-cell office:value-type="string" office:value="gastropod">
            <text:p>gastropo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7.77">
            <text:p>-7.77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12052">
            <text:p>ANUA-12052</text:p>
          </table:table-cell>
          <table:table-cell office:value-type="float" office:value="1.39236">
            <text:p>1.39236</text:p>
          </table:table-cell>
          <table:table-cell office:value-type="float" office:value="103.97697">
            <text:p>103.97697</text:p>
          </table:table-cell>
          <table:table-cell office:value-type="float" office:value="4340.0">
            <text:p>4340.0</text:p>
          </table:table-cell>
          <table:table-cell office:value-type="float" office:value="70.0">
            <text:p>7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0.91">
            <text:p>0.91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12051">
            <text:p>ANUA-12051</text:p>
          </table:table-cell>
          <table:table-cell office:value-type="float" office:value="1.39236">
            <text:p>1.39236</text:p>
          </table:table-cell>
          <table:table-cell office:value-type="float" office:value="103.97697">
            <text:p>103.97697</text:p>
          </table:table-cell>
          <table:table-cell office:value-type="float" office:value="4410.0">
            <text:p>4410.0</text:p>
          </table:table-cell>
          <table:table-cell office:value-type="float" office:value="70.0">
            <text:p>7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0.91">
            <text:p>0.91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12050">
            <text:p>ANUA-12050</text:p>
          </table:table-cell>
          <table:table-cell office:value-type="float" office:value="1.39236">
            <text:p>1.39236</text:p>
          </table:table-cell>
          <table:table-cell office:value-type="float" office:value="103.97697">
            <text:p>103.97697</text:p>
          </table:table-cell>
          <table:table-cell office:value-type="float" office:value="450.0">
            <text:p>450.0</text:p>
          </table:table-cell>
          <table:table-cell office:value-type="float" office:value="60.0">
            <text:p>60.0</text:p>
          </table:table-cell>
          <table:table-cell office:value-type="string" office:value="oyster">
            <text:p>oyster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1.012">
            <text:p>1.012</text:p>
          </table:table-cell>
          <table:table-cell office:value-type="float" office:value="1.19">
            <text:p>1.19</text:p>
          </table:table-cell>
          <table:table-cell office:value-type="float" office:value="1.19">
            <text:p>1.19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842">
            <text:p>ANU-11842</text:p>
          </table:table-cell>
          <table:table-cell office:value-type="float" office:value="1.2909">
            <text:p>1.2909</text:p>
          </table:table-cell>
          <table:table-cell office:value-type="float" office:value="103.86109">
            <text:p>103.86109</text:p>
          </table:table-cell>
          <table:table-cell office:value-type="float" office:value="7800.0">
            <text:p>780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7.48">
            <text:p>-7.48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841">
            <text:p>ANU-11841</text:p>
          </table:table-cell>
          <table:table-cell office:value-type="float" office:value="1.2909">
            <text:p>1.2909</text:p>
          </table:table-cell>
          <table:table-cell office:value-type="float" office:value="103.86109">
            <text:p>103.86109</text:p>
          </table:table-cell>
          <table:table-cell office:value-type="float" office:value="7530.0">
            <text:p>753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776">
            <text:p>-6.776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840">
            <text:p>ANU-11840</text:p>
          </table:table-cell>
          <table:table-cell office:value-type="float" office:value="1.2909">
            <text:p>1.2909</text:p>
          </table:table-cell>
          <table:table-cell office:value-type="float" office:value="103.86109">
            <text:p>103.86109</text:p>
          </table:table-cell>
          <table:table-cell office:value-type="float" office:value="7650.0">
            <text:p>765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7.42">
            <text:p>-7.42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839">
            <text:p>ANU-11839</text:p>
          </table:table-cell>
          <table:table-cell office:value-type="float" office:value="1.2909">
            <text:p>1.2909</text:p>
          </table:table-cell>
          <table:table-cell office:value-type="float" office:value="103.86109">
            <text:p>103.86109</text:p>
          </table:table-cell>
          <table:table-cell office:value-type="float" office:value="7340.0">
            <text:p>734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856">
            <text:p>-6.856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812">
            <text:p>ANU-11812</text:p>
          </table:table-cell>
          <table:table-cell office:value-type="float" office:value="1.3401">
            <text:p>1.3401</text:p>
          </table:table-cell>
          <table:table-cell office:value-type="float" office:value="103.88674">
            <text:p>103.88674</text:p>
          </table:table-cell>
          <table:table-cell office:value-type="float" office:value="6650.0">
            <text:p>6650.0</text:p>
          </table:table-cell>
          <table:table-cell office:value-type="float" office:value="84.0">
            <text:p>8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0.03">
            <text:p>0.03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811">
            <text:p>ANU-11811</text:p>
          </table:table-cell>
          <table:table-cell office:value-type="float" office:value="1.3401">
            <text:p>1.3401</text:p>
          </table:table-cell>
          <table:table-cell office:value-type="float" office:value="103.88674">
            <text:p>103.88674</text:p>
          </table:table-cell>
          <table:table-cell office:value-type="float" office:value="7070.0">
            <text:p>7070.0</text:p>
          </table:table-cell>
          <table:table-cell office:value-type="float" office:value="132.0">
            <text:p>132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0.08">
            <text:p>0.08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810">
            <text:p>ANU-11810</text:p>
          </table:table-cell>
          <table:table-cell office:value-type="float" office:value="1.3401">
            <text:p>1.3401</text:p>
          </table:table-cell>
          <table:table-cell office:value-type="float" office:value="103.88674">
            <text:p>103.88674</text:p>
          </table:table-cell>
          <table:table-cell office:value-type="float" office:value="6190.0">
            <text:p>619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1.43">
            <text:p>1.43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809">
            <text:p>ANU-11809</text:p>
          </table:table-cell>
          <table:table-cell office:value-type="float" office:value="1.3401">
            <text:p>1.3401</text:p>
          </table:table-cell>
          <table:table-cell office:value-type="float" office:value="103.88674">
            <text:p>103.88674</text:p>
          </table:table-cell>
          <table:table-cell office:value-type="float" office:value="6140.0">
            <text:p>6140.0</text:p>
          </table:table-cell>
          <table:table-cell office:value-type="float" office:value="93.0">
            <text:p>9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1.27">
            <text:p>1.27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806">
            <text:p>ANU-11806</text:p>
          </table:table-cell>
          <table:table-cell office:value-type="float" office:value="1.3401">
            <text:p>1.3401</text:p>
          </table:table-cell>
          <table:table-cell office:value-type="float" office:value="103.88674">
            <text:p>103.88674</text:p>
          </table:table-cell>
          <table:table-cell office:value-type="float" office:value="6300.0">
            <text:p>6300.0</text:p>
          </table:table-cell>
          <table:table-cell office:value-type="float" office:value="84.0">
            <text:p>8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1.33">
            <text:p>1.33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843">
            <text:p>ANU-11843</text:p>
          </table:table-cell>
          <table:table-cell office:value-type="float" office:value="1.2909">
            <text:p>1.2909</text:p>
          </table:table-cell>
          <table:table-cell office:value-type="float" office:value="103.86109">
            <text:p>103.86109</text:p>
          </table:table-cell>
          <table:table-cell office:value-type="float" office:value="7740.0">
            <text:p>774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786">
            <text:p>-6.786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803">
            <text:p>ANU-11803</text:p>
          </table:table-cell>
          <table:table-cell office:value-type="float" office:value="1.3401">
            <text:p>1.3401</text:p>
          </table:table-cell>
          <table:table-cell office:value-type="float" office:value="103.88674">
            <text:p>103.88674</text:p>
          </table:table-cell>
          <table:table-cell office:value-type="float" office:value="6000.0">
            <text:p>6000.0</text:p>
          </table:table-cell>
          <table:table-cell office:value-type="float" office:value="65.0">
            <text:p>6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0.6">
            <text:p>0.6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801">
            <text:p>ANU-11801</text:p>
          </table:table-cell>
          <table:table-cell office:value-type="float" office:value="1.3401">
            <text:p>1.3401</text:p>
          </table:table-cell>
          <table:table-cell office:value-type="float" office:value="103.88674">
            <text:p>103.88674</text:p>
          </table:table-cell>
          <table:table-cell office:value-type="float" office:value="5890.0">
            <text:p>5890.0</text:p>
          </table:table-cell>
          <table:table-cell office:value-type="float" office:value="113.0">
            <text:p>11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0.136">
            <text:p>0.13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800">
            <text:p>ANU-11800</text:p>
          </table:table-cell>
          <table:table-cell office:value-type="float" office:value="1.3401">
            <text:p>1.3401</text:p>
          </table:table-cell>
          <table:table-cell office:value-type="float" office:value="103.88674">
            <text:p>103.88674</text:p>
          </table:table-cell>
          <table:table-cell office:value-type="float" office:value="6750.0">
            <text:p>675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799">
            <text:p>ANU-11799</text:p>
          </table:table-cell>
          <table:table-cell office:value-type="float" office:value="1.3401">
            <text:p>1.3401</text:p>
          </table:table-cell>
          <table:table-cell office:value-type="float" office:value="103.88674">
            <text:p>103.88674</text:p>
          </table:table-cell>
          <table:table-cell office:value-type="float" office:value="7340.0">
            <text:p>734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.96">
            <text:p>-1.96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A37797">
            <text:p>AA37797</text:p>
          </table:table-cell>
          <table:table-cell office:value-type="float" office:value="2.9886">
            <text:p>2.9886</text:p>
          </table:table-cell>
          <table:table-cell office:value-type="float" office:value="101.5092">
            <text:p>101.5092</text:p>
          </table:table-cell>
          <table:table-cell office:value-type="float" office:value="5556.0">
            <text:p>5556.0</text:p>
          </table:table-cell>
          <table:table-cell office:value-type="float" office:value="47.0">
            <text:p>47.0</text:p>
          </table:table-cell>
          <table:table-cell office:value-type="string" office:value="woody peat">
            <text:p>woody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3.602">
            <text:p>3.602</text:p>
          </table:table-cell>
          <table:table-cell office:value-type="float" office:value="1.23">
            <text:p>1.23</text:p>
          </table:table-cell>
          <table:table-cell office:value-type="float" office:value="1.23">
            <text:p>1.23</text:p>
          </table:table-cell>
          <table:table-cell office:value-type="string" office:value="Hassan2001,HortonEtal2005,MannEtal2019">
            <text:p>Hassan2001,HortonEtal2005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A37796">
            <text:p>AA37796</text:p>
          </table:table-cell>
          <table:table-cell office:value-type="float" office:value="2.9872">
            <text:p>2.9872</text:p>
          </table:table-cell>
          <table:table-cell office:value-type="float" office:value="101.4997">
            <text:p>101.4997</text:p>
          </table:table-cell>
          <table:table-cell office:value-type="float" office:value="5349.0">
            <text:p>5349.0</text:p>
          </table:table-cell>
          <table:table-cell office:value-type="float" office:value="65.0">
            <text:p>65.0</text:p>
          </table:table-cell>
          <table:table-cell office:value-type="string" office:value="woody peat">
            <text:p>woody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3.651">
            <text:p>3.651</text:p>
          </table:table-cell>
          <table:table-cell office:value-type="float" office:value="1.23">
            <text:p>1.23</text:p>
          </table:table-cell>
          <table:table-cell office:value-type="float" office:value="1.23">
            <text:p>1.23</text:p>
          </table:table-cell>
          <table:table-cell office:value-type="string" office:value="Hassan2001,HortonEtal2005,MannEtal2019">
            <text:p>Hassan2001,HortonEtal2005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A37795">
            <text:p>AA37795</text:p>
          </table:table-cell>
          <table:table-cell office:value-type="float" office:value="2.9856">
            <text:p>2.9856</text:p>
          </table:table-cell>
          <table:table-cell office:value-type="float" office:value="101.4967">
            <text:p>101.4967</text:p>
          </table:table-cell>
          <table:table-cell office:value-type="float" office:value="5270.0">
            <text:p>5270.0</text:p>
          </table:table-cell>
          <table:table-cell office:value-type="float" office:value="47.0">
            <text:p>47.0</text:p>
          </table:table-cell>
          <table:table-cell office:value-type="string" office:value="woody peat">
            <text:p>woody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3.542">
            <text:p>3.542</text:p>
          </table:table-cell>
          <table:table-cell office:value-type="float" office:value="1.23">
            <text:p>1.23</text:p>
          </table:table-cell>
          <table:table-cell office:value-type="float" office:value="1.23">
            <text:p>1.23</text:p>
          </table:table-cell>
          <table:table-cell office:value-type="string" office:value="Hassan2001,HortonEtal2005,MannEtal2019">
            <text:p>Hassan2001,HortonEtal2005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A37794">
            <text:p>AA37794</text:p>
          </table:table-cell>
          <table:table-cell office:value-type="float" office:value="2.9856">
            <text:p>2.9856</text:p>
          </table:table-cell>
          <table:table-cell office:value-type="float" office:value="101.495">
            <text:p>101.495</text:p>
          </table:table-cell>
          <table:table-cell office:value-type="float" office:value="5331.0">
            <text:p>5331.0</text:p>
          </table:table-cell>
          <table:table-cell office:value-type="float" office:value="46.0">
            <text:p>46.0</text:p>
          </table:table-cell>
          <table:table-cell office:value-type="string" office:value="woody peat">
            <text:p>woody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3.8">
            <text:p>3.8</text:p>
          </table:table-cell>
          <table:table-cell office:value-type="float" office:value="1.23">
            <text:p>1.23</text:p>
          </table:table-cell>
          <table:table-cell office:value-type="float" office:value="1.23">
            <text:p>1.23</text:p>
          </table:table-cell>
          <table:table-cell office:value-type="string" office:value="Hassan2001,HortonEtal2005,MannEtal2019">
            <text:p>Hassan2001,HortonEtal2005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A37793">
            <text:p>AA37793</text:p>
          </table:table-cell>
          <table:table-cell office:value-type="float" office:value="3.1539">
            <text:p>3.1539</text:p>
          </table:table-cell>
          <table:table-cell office:value-type="float" office:value="101.4633">
            <text:p>101.4633</text:p>
          </table:table-cell>
          <table:table-cell office:value-type="float" office:value="4073.0">
            <text:p>4073.0</text:p>
          </table:table-cell>
          <table:table-cell office:value-type="float" office:value="86.0">
            <text:p>86.0</text:p>
          </table:table-cell>
          <table:table-cell office:value-type="string" office:value="woody peat">
            <text:p>woody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3.168">
            <text:p>3.168</text:p>
          </table:table-cell>
          <table:table-cell office:value-type="float" office:value="1.23">
            <text:p>1.23</text:p>
          </table:table-cell>
          <table:table-cell office:value-type="float" office:value="1.23">
            <text:p>1.23</text:p>
          </table:table-cell>
          <table:table-cell office:value-type="string" office:value="Hassan2001,HortonEtal2005,MannEtal2019">
            <text:p>Hassan2001,HortonEtal2005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A37792">
            <text:p>AA37792</text:p>
          </table:table-cell>
          <table:table-cell office:value-type="float" office:value="3.15">
            <text:p>3.15</text:p>
          </table:table-cell>
          <table:table-cell office:value-type="float" office:value="101.4583">
            <text:p>101.4583</text:p>
          </table:table-cell>
          <table:table-cell office:value-type="float" office:value="4045.0">
            <text:p>4045.0</text:p>
          </table:table-cell>
          <table:table-cell office:value-type="float" office:value="49.0">
            <text:p>49.0</text:p>
          </table:table-cell>
          <table:table-cell office:value-type="string" office:value="woody peat">
            <text:p>woody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3.057">
            <text:p>3.057</text:p>
          </table:table-cell>
          <table:table-cell office:value-type="float" office:value="1.23">
            <text:p>1.23</text:p>
          </table:table-cell>
          <table:table-cell office:value-type="float" office:value="1.23">
            <text:p>1.23</text:p>
          </table:table-cell>
          <table:table-cell office:value-type="string" office:value="Hassan2001,HortonEtal2005,MannEtal2019">
            <text:p>Hassan2001,HortonEtal2005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802">
            <text:p>ANU-11802</text:p>
          </table:table-cell>
          <table:table-cell office:value-type="float" office:value="1.3401">
            <text:p>1.3401</text:p>
          </table:table-cell>
          <table:table-cell office:value-type="float" office:value="103.88674">
            <text:p>103.88674</text:p>
          </table:table-cell>
          <table:table-cell office:value-type="float" office:value="6200.0">
            <text:p>6200.0</text:p>
          </table:table-cell>
          <table:table-cell office:value-type="float" office:value="93.0">
            <text:p>9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0.336">
            <text:p>0.33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580">
            <text:p>Hv-7580</text:p>
          </table:table-cell>
          <table:table-cell office:value-type="float" office:value="1.48333">
            <text:p>1.48333</text:p>
          </table:table-cell>
          <table:table-cell office:value-type="float" office:value="103.38333">
            <text:p>103.38333</text:p>
          </table:table-cell>
          <table:table-cell office:value-type="float" office:value="4980.0">
            <text:p>4980.0</text:p>
          </table:table-cell>
          <table:table-cell office:value-type="float" office:value="125.0">
            <text:p>125.0</text:p>
          </table:table-cell>
          <table:table-cell office:value-type="string" office:value="basal peat">
            <text:p>bas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3.246">
            <text:p>3.246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976">
            <text:p>ANU-11976</text:p>
          </table:table-cell>
          <table:table-cell office:value-type="float" office:value="1.30376">
            <text:p>1.30376</text:p>
          </table:table-cell>
          <table:table-cell office:value-type="float" office:value="103.87758">
            <text:p>103.87758</text:p>
          </table:table-cell>
          <table:table-cell office:value-type="float" office:value="7920.0">
            <text:p>792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823">
            <text:p>-8.823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980">
            <text:p>ANU-11980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7660.0">
            <text:p>7660.0</text:p>
          </table:table-cell>
          <table:table-cell office:value-type="float" office:value="130.0">
            <text:p>1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4">
            <text:p>-6.4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11814">
            <text:p>ANUA-11814</text:p>
          </table:table-cell>
          <table:table-cell office:value-type="float" office:value="1.3401">
            <text:p>1.3401</text:p>
          </table:table-cell>
          <table:table-cell office:value-type="float" office:value="103.88674">
            <text:p>103.88674</text:p>
          </table:table-cell>
          <table:table-cell office:value-type="float" office:value="5340.0">
            <text:p>534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3.39">
            <text:p>3.39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11807">
            <text:p>ANUA-11807</text:p>
          </table:table-cell>
          <table:table-cell office:value-type="float" office:value="1.3401">
            <text:p>1.3401</text:p>
          </table:table-cell>
          <table:table-cell office:value-type="float" office:value="103.88674">
            <text:p>103.88674</text:p>
          </table:table-cell>
          <table:table-cell office:value-type="float" office:value="5270.0">
            <text:p>5270.0</text:p>
          </table:table-cell>
          <table:table-cell office:value-type="float" office:value="170.0">
            <text:p>170.0</text:p>
          </table:table-cell>
          <table:table-cell office:value-type="string" office:value="bark">
            <text:p>bark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1.266">
            <text:p>1.26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A-11804">
            <text:p>ANUA-11804</text:p>
          </table:table-cell>
          <table:table-cell office:value-type="float" office:value="1.3401">
            <text:p>1.3401</text:p>
          </table:table-cell>
          <table:table-cell office:value-type="float" office:value="103.88674">
            <text:p>103.88674</text:p>
          </table:table-cell>
          <table:table-cell office:value-type="float" office:value="5610.0">
            <text:p>5610.0</text:p>
          </table:table-cell>
          <table:table-cell office:value-type="float" office:value="120.0">
            <text:p>1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1.266">
            <text:p>1.26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irdEtal2010,MannEtal2019">
            <text:p>BirdEtal2010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2048">
            <text:p>ANU-12048</text:p>
          </table:table-cell>
          <table:table-cell office:value-type="float" office:value="1.3401">
            <text:p>1.3401</text:p>
          </table:table-cell>
          <table:table-cell office:value-type="float" office:value="103.88674">
            <text:p>103.88674</text:p>
          </table:table-cell>
          <table:table-cell office:value-type="float" office:value="7000.0">
            <text:p>700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.81">
            <text:p>-1.81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2000">
            <text:p>ANU-12000</text:p>
          </table:table-cell>
          <table:table-cell office:value-type="float" office:value="1.37806">
            <text:p>1.37806</text:p>
          </table:table-cell>
          <table:table-cell office:value-type="float" office:value="104.28028">
            <text:p>104.28028</text:p>
          </table:table-cell>
          <table:table-cell office:value-type="float" office:value="6380.0">
            <text:p>6380.0</text:p>
          </table:table-cell>
          <table:table-cell office:value-type="float" office:value="25.0">
            <text:p>25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0.51">
            <text:p>-0.51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996">
            <text:p>ANU-11996</text:p>
          </table:table-cell>
          <table:table-cell office:value-type="float" office:value="1.30376">
            <text:p>1.30376</text:p>
          </table:table-cell>
          <table:table-cell office:value-type="float" office:value="103.87758">
            <text:p>103.87758</text:p>
          </table:table-cell>
          <table:table-cell office:value-type="float" office:value="7910.0">
            <text:p>791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823">
            <text:p>-8.823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994">
            <text:p>ANU-11994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7380.0">
            <text:p>738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993">
            <text:p>ANU-11993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7350.0">
            <text:p>735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5.75">
            <text:p>-5.75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992">
            <text:p>ANU-11992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7640.0">
            <text:p>764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5.65">
            <text:p>-5.65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977">
            <text:p>ANU-11977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7270.0">
            <text:p>7270.0</text:p>
          </table:table-cell>
          <table:table-cell office:value-type="float" office:value="220.0">
            <text:p>2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057">
            <text:p>-5.057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991">
            <text:p>ANU-11991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7430.0">
            <text:p>743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057">
            <text:p>-5.057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989">
            <text:p>ANU-11989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7470.0">
            <text:p>7470.0</text:p>
          </table:table-cell>
          <table:table-cell office:value-type="float" office:value="160.0">
            <text:p>1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.6">
            <text:p>-2.6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988">
            <text:p>ANU-11988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6650.0">
            <text:p>665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987">
            <text:p>ANU-11987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7160.0">
            <text:p>7160.0</text:p>
          </table:table-cell>
          <table:table-cell office:value-type="float" office:value="320.0">
            <text:p>3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307">
            <text:p>-2.307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986">
            <text:p>ANU-11986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7640.0">
            <text:p>7640.0</text:p>
          </table:table-cell>
          <table:table-cell office:value-type="float" office:value="190.0">
            <text:p>1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307">
            <text:p>-5.307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985">
            <text:p>ANU-11985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6360.0">
            <text:p>6360.0</text:p>
          </table:table-cell>
          <table:table-cell office:value-type="float" office:value="240.0">
            <text:p>2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307">
            <text:p>-2.307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984">
            <text:p>ANU-11984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6950.0">
            <text:p>6950.0</text:p>
          </table:table-cell>
          <table:table-cell office:value-type="float" office:value="180.0">
            <text:p>1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.6">
            <text:p>-3.6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983">
            <text:p>ANU-11983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7070.0">
            <text:p>707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707">
            <text:p>-2.707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982">
            <text:p>ANU-11982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7150.0">
            <text:p>715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.15">
            <text:p>-2.15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981">
            <text:p>ANU-11981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6500.0">
            <text:p>6500.0</text:p>
          </table:table-cell>
          <table:table-cell office:value-type="float" office:value="270.0">
            <text:p>2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.307">
            <text:p>-3.307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ANU-11990">
            <text:p>ANU-11990</text:p>
          </table:table-cell>
          <table:table-cell office:value-type="float" office:value="1.2953">
            <text:p>1.2953</text:p>
          </table:table-cell>
          <table:table-cell office:value-type="float" office:value="103.85041">
            <text:p>103.85041</text:p>
          </table:table-cell>
          <table:table-cell office:value-type="float" office:value="7820.0">
            <text:p>782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4">
            <text:p>-6.4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BirdEtal2007,MannEtal2019">
            <text:p>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581">
            <text:p>Hv-7581</text:p>
          </table:table-cell>
          <table:table-cell office:value-type="float" office:value="1.53333">
            <text:p>1.53333</text:p>
          </table:table-cell>
          <table:table-cell office:value-type="float" office:value="103.46667">
            <text:p>103.46667</text:p>
          </table:table-cell>
          <table:table-cell office:value-type="float" office:value="6610.0">
            <text:p>6610.0</text:p>
          </table:table-cell>
          <table:table-cell office:value-type="float" office:value="122.0">
            <text:p>122.0</text:p>
          </table:table-cell>
          <table:table-cell office:value-type="string" office:value="mangrove wood">
            <text:p>mangrove 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0.379">
            <text:p>0.379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WK-3431">
            <text:p>WK-3431</text:p>
          </table:table-cell>
          <table:table-cell office:value-type="float" office:value="1.20798">
            <text:p>1.20798</text:p>
          </table:table-cell>
          <table:table-cell office:value-type="float" office:value="103.77026">
            <text:p>103.77026</text:p>
          </table:table-cell>
          <table:table-cell office:value-type="float" office:value="6510.0">
            <text:p>6510.0</text:p>
          </table:table-cell>
          <table:table-cell office:value-type="float" office:value="60.0">
            <text:p>60.0</text:p>
          </table:table-cell>
          <table:table-cell office:value-type="string" office:value="coral (Porites lutea)">
            <text:p>coral (Porites lutea)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0.25">
            <text:p>0.25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HespEtal1998,BirdEtal2007,MannEtal2019">
            <text:p>HespEtal1998,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583">
            <text:p>Hv-7583</text:p>
          </table:table-cell>
          <table:table-cell office:value-type="float" office:value="1.61667">
            <text:p>1.61667</text:p>
          </table:table-cell>
          <table:table-cell office:value-type="float" office:value="103.41667">
            <text:p>103.41667</text:p>
          </table:table-cell>
          <table:table-cell office:value-type="float" office:value="4040.0">
            <text:p>4040.0</text:p>
          </table:table-cell>
          <table:table-cell office:value-type="float" office:value="141.0">
            <text:p>141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5.392">
            <text:p>5.392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643">
            <text:p>Hv-7643</text:p>
          </table:table-cell>
          <table:table-cell office:value-type="float" office:value="1.23333">
            <text:p>1.23333</text:p>
          </table:table-cell>
          <table:table-cell office:value-type="float" office:value="103.23333">
            <text:p>103.23333</text:p>
          </table:table-cell>
          <table:table-cell office:value-type="float" office:value="12440.0">
            <text:p>12440.0</text:p>
          </table:table-cell>
          <table:table-cell office:value-type="float" office:value="712.0">
            <text:p>712.0</text:p>
          </table:table-cell>
          <table:table-cell office:value-type="string" office:value="roots">
            <text:p>root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38.55">
            <text:p>-38.55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644">
            <text:p>Hv-7644</text:p>
          </table:table-cell>
          <table:table-cell office:value-type="float" office:value="1.21667">
            <text:p>1.21667</text:p>
          </table:table-cell>
          <table:table-cell office:value-type="float" office:value="103.2">
            <text:p>103.2</text:p>
          </table:table-cell>
          <table:table-cell office:value-type="float" office:value="9265.0">
            <text:p>9265.0</text:p>
          </table:table-cell>
          <table:table-cell office:value-type="float" office:value="145.0">
            <text:p>145.0</text:p>
          </table:table-cell>
          <table:table-cell office:value-type="string" office:value="woody peat">
            <text:p>woody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3.93">
            <text:p>-33.93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648-1">
            <text:p>Hv-7648-1</text:p>
          </table:table-cell>
          <table:table-cell office:value-type="float" office:value="1.5">
            <text:p>1.5</text:p>
          </table:table-cell>
          <table:table-cell office:value-type="float" office:value="103.11667">
            <text:p>103.11667</text:p>
          </table:table-cell>
          <table:table-cell office:value-type="float" office:value="32800.0">
            <text:p>32800.0</text:p>
          </table:table-cell>
          <table:table-cell office:value-type="float" office:value="1703.0">
            <text:p>1703.0</text:p>
          </table:table-cell>
          <table:table-cell office:value-type="string" office:value="Leaves from freshwater (?) silty clay">
            <text:p>Leaves from freshwater (?) silty clay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35.15">
            <text:p>-35.15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648-2">
            <text:p>Hv-7648-2</text:p>
          </table:table-cell>
          <table:table-cell office:value-type="float" office:value="1.5">
            <text:p>1.5</text:p>
          </table:table-cell>
          <table:table-cell office:value-type="float" office:value="103.11667">
            <text:p>103.11667</text:p>
          </table:table-cell>
          <table:table-cell office:value-type="float" office:value="32800.0">
            <text:p>32800.0</text:p>
          </table:table-cell>
          <table:table-cell office:value-type="float" office:value="2172.0">
            <text:p>2172.0</text:p>
          </table:table-cell>
          <table:table-cell office:value-type="string" office:value="Leaves from freshwater (?) silty clay">
            <text:p>Leaves from freshwater (?) silty clay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35.15">
            <text:p>-35.15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650">
            <text:p>Hv-7650</text:p>
          </table:table-cell>
          <table:table-cell office:value-type="float" office:value="1.85">
            <text:p>1.85</text:p>
          </table:table-cell>
          <table:table-cell office:value-type="float" office:value="102.15">
            <text:p>102.15</text:p>
          </table:table-cell>
          <table:table-cell office:value-type="float" office:value="8490.0">
            <text:p>8490.0</text:p>
          </table:table-cell>
          <table:table-cell office:value-type="float" office:value="131.0">
            <text:p>131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1.73">
            <text:p>-21.73</text:p>
          </table:table-cell>
          <table:table-cell office:value-type="float" office:value="0.77">
            <text:p>0.77</text:p>
          </table:table-cell>
          <table:table-cell office:value-type="float" office:value="0.77">
            <text:p>0.77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653-1">
            <text:p>Hv-7653-1</text:p>
          </table:table-cell>
          <table:table-cell office:value-type="float" office:value="1.98333">
            <text:p>1.98333</text:p>
          </table:table-cell>
          <table:table-cell office:value-type="float" office:value="102.28333">
            <text:p>102.28333</text:p>
          </table:table-cell>
          <table:table-cell office:value-type="float" office:value="26330.0">
            <text:p>26330.0</text:p>
          </table:table-cell>
          <table:table-cell office:value-type="float" office:value="2382.0">
            <text:p>2382.0</text:p>
          </table:table-cell>
          <table:table-cell office:value-type="string" office:value="Leaves and wood from a freshwater diatom ooze">
            <text:p>Leaves and wood from a freshwater diatom ooz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35.45">
            <text:p>-35.45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653-2">
            <text:p>Hv-7653-2</text:p>
          </table:table-cell>
          <table:table-cell office:value-type="float" office:value="1.98333">
            <text:p>1.98333</text:p>
          </table:table-cell>
          <table:table-cell office:value-type="float" office:value="102.28333">
            <text:p>102.28333</text:p>
          </table:table-cell>
          <table:table-cell office:value-type="float" office:value="26330.0">
            <text:p>26330.0</text:p>
          </table:table-cell>
          <table:table-cell office:value-type="float" office:value="3411.0">
            <text:p>3411.0</text:p>
          </table:table-cell>
          <table:table-cell office:value-type="string" office:value="Leaves and wood from a freshwater diatom ooze">
            <text:p>Leaves and wood from a freshwater diatom ooz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35.45">
            <text:p>-35.45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662">
            <text:p>Hv-7662</text:p>
          </table:table-cell>
          <table:table-cell office:value-type="float" office:value="2.65">
            <text:p>2.65</text:p>
          </table:table-cell>
          <table:table-cell office:value-type="float" office:value="101.46667">
            <text:p>101.46667</text:p>
          </table:table-cell>
          <table:table-cell office:value-type="float" office:value="17170.0">
            <text:p>17170.0</text:p>
          </table:table-cell>
          <table:table-cell office:value-type="float" office:value="149.0">
            <text:p>149.0</text:p>
          </table:table-cell>
          <table:table-cell office:value-type="string" office:value="woody peat">
            <text:p>woody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7.947">
            <text:p>-57.947</text:p>
          </table:table-cell>
          <table:table-cell office:value-type="float" office:value="1.05">
            <text:p>1.05</text:p>
          </table:table-cell>
          <table:table-cell office:value-type="float" office:value="1.05">
            <text:p>1.05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663-1">
            <text:p>Hv-7663-1</text:p>
          </table:table-cell>
          <table:table-cell office:value-type="float" office:value="2.6">
            <text:p>2.6</text:p>
          </table:table-cell>
          <table:table-cell office:value-type="float" office:value="101.51667">
            <text:p>101.51667</text:p>
          </table:table-cell>
          <table:table-cell office:value-type="float" office:value="23800.0">
            <text:p>23800.0</text:p>
          </table:table-cell>
          <table:table-cell office:value-type="float" office:value="1933.0">
            <text:p>1933.0</text:p>
          </table:table-cell>
          <table:table-cell office:value-type="string" office:value="In situ roots within terrestrial clay">
            <text:p>In situ roots within terrestrial clay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54.05">
            <text:p>-54.05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663-2">
            <text:p>Hv-7663-2</text:p>
          </table:table-cell>
          <table:table-cell office:value-type="float" office:value="2.6">
            <text:p>2.6</text:p>
          </table:table-cell>
          <table:table-cell office:value-type="float" office:value="101.51667">
            <text:p>101.51667</text:p>
          </table:table-cell>
          <table:table-cell office:value-type="float" office:value="23800.0">
            <text:p>23800.0</text:p>
          </table:table-cell>
          <table:table-cell office:value-type="float" office:value="2552.0">
            <text:p>2552.0</text:p>
          </table:table-cell>
          <table:table-cell office:value-type="string" office:value="In situ roots within terrestrial clay">
            <text:p>In situ roots within terrestrial clay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54.05">
            <text:p>-54.05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664-1">
            <text:p>Hv-7664-1</text:p>
          </table:table-cell>
          <table:table-cell office:value-type="float" office:value="2.58333">
            <text:p>2.58333</text:p>
          </table:table-cell>
          <table:table-cell office:value-type="float" office:value="101.5">
            <text:p>101.5</text:p>
          </table:table-cell>
          <table:table-cell office:value-type="float" office:value="33670.0">
            <text:p>33670.0</text:p>
          </table:table-cell>
          <table:table-cell office:value-type="float" office:value="1663.0">
            <text:p>1663.0</text:p>
          </table:table-cell>
          <table:table-cell office:value-type="string" office:value="Peat overlain by marine sand">
            <text:p>Peat overlain by marine san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67.23">
            <text:p>-67.23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664-2">
            <text:p>Hv-7664-2</text:p>
          </table:table-cell>
          <table:table-cell office:value-type="float" office:value="2.58333">
            <text:p>2.58333</text:p>
          </table:table-cell>
          <table:table-cell office:value-type="float" office:value="101.5">
            <text:p>101.5</text:p>
          </table:table-cell>
          <table:table-cell office:value-type="float" office:value="33670.0">
            <text:p>33670.0</text:p>
          </table:table-cell>
          <table:table-cell office:value-type="float" office:value="2102.0">
            <text:p>2102.0</text:p>
          </table:table-cell>
          <table:table-cell office:value-type="string" office:value="Peat overlain by marine sand">
            <text:p>Peat overlain by marine san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67.23">
            <text:p>-67.23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665-1">
            <text:p>Hv-7665-1</text:p>
          </table:table-cell>
          <table:table-cell office:value-type="float" office:value="2.56667">
            <text:p>2.56667</text:p>
          </table:table-cell>
          <table:table-cell office:value-type="float" office:value="101.5">
            <text:p>101.5</text:p>
          </table:table-cell>
          <table:table-cell office:value-type="float" office:value="27400.0">
            <text:p>27400.0</text:p>
          </table:table-cell>
          <table:table-cell office:value-type="float" office:value="896.0">
            <text:p>896.0</text:p>
          </table:table-cell>
          <table:table-cell office:value-type="string" office:value="In situ mangrove (?) roots">
            <text:p>In situ mangrove (?) root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5.8">
            <text:p>-65.8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665-2">
            <text:p>Hv-7665-2</text:p>
          </table:table-cell>
          <table:table-cell office:value-type="float" office:value="2.56667">
            <text:p>2.56667</text:p>
          </table:table-cell>
          <table:table-cell office:value-type="float" office:value="101.5">
            <text:p>101.5</text:p>
          </table:table-cell>
          <table:table-cell office:value-type="float" office:value="27400.0">
            <text:p>27400.0</text:p>
          </table:table-cell>
          <table:table-cell office:value-type="float" office:value="1005.0">
            <text:p>1005.0</text:p>
          </table:table-cell>
          <table:table-cell office:value-type="string" office:value="In situ mangrove (?) roots">
            <text:p>In situ mangrove (?) root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5.8">
            <text:p>-65.8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669">
            <text:p>Hv-7669</text:p>
          </table:table-cell>
          <table:table-cell office:value-type="float" office:value="2.33333">
            <text:p>2.33333</text:p>
          </table:table-cell>
          <table:table-cell office:value-type="float" office:value="101.73333">
            <text:p>101.73333</text:p>
          </table:table-cell>
          <table:table-cell office:value-type="float" office:value="9840.0">
            <text:p>9840.0</text:p>
          </table:table-cell>
          <table:table-cell office:value-type="float" office:value="345.0">
            <text:p>3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4.37">
            <text:p>-54.37</text:p>
          </table:table-cell>
          <table:table-cell office:value-type="float" office:value="0.94">
            <text:p>0.94</text:p>
          </table:table-cell>
          <table:table-cell office:value-type="float" office:value="0.94">
            <text:p>0.94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I-9887">
            <text:p>I-9887</text:p>
          </table:table-cell>
          <table:table-cell office:value-type="float" office:value="3.16667">
            <text:p>3.16667</text:p>
          </table:table-cell>
          <table:table-cell office:value-type="float" office:value="100.25">
            <text:p>100.25</text:p>
          </table:table-cell>
          <table:table-cell office:value-type="float" office:value="2805.0">
            <text:p>2805.0</text:p>
          </table:table-cell>
          <table:table-cell office:value-type="float" office:value="90.0">
            <text:p>90.0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58">
            <text:p>1.58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TjiaFujii1992,MannEtal2019">
            <text:p>TjiaFujii1992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582">
            <text:p>Hv-7582</text:p>
          </table:table-cell>
          <table:table-cell office:value-type="float" office:value="1.53333">
            <text:p>1.53333</text:p>
          </table:table-cell>
          <table:table-cell office:value-type="float" office:value="103.46667">
            <text:p>103.46667</text:p>
          </table:table-cell>
          <table:table-cell office:value-type="float" office:value="6260.0">
            <text:p>6260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0.149">
            <text:p>0.149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640">
            <text:p>Hv-7640</text:p>
          </table:table-cell>
          <table:table-cell office:value-type="float" office:value="0.733">
            <text:p>0.733</text:p>
          </table:table-cell>
          <table:table-cell office:value-type="float" office:value="103.3">
            <text:p>103.3</text:p>
          </table:table-cell>
          <table:table-cell office:value-type="float" office:value="37700.0">
            <text:p>37700.0</text:p>
          </table:table-cell>
          <table:table-cell office:value-type="float" office:value="1810.0">
            <text:p>1810.0</text:p>
          </table:table-cell>
          <table:table-cell office:value-type="string" office:value="humate">
            <text:p>humat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6.51">
            <text:p>-16.5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603">
            <text:p>Hv-7603</text:p>
          </table:table-cell>
          <table:table-cell office:value-type="float" office:value="2.41667">
            <text:p>2.41667</text:p>
          </table:table-cell>
          <table:table-cell office:value-type="float" office:value="101.96667">
            <text:p>101.96667</text:p>
          </table:table-cell>
          <table:table-cell office:value-type="float" office:value="1145.0">
            <text:p>1145.0</text:p>
          </table:table-cell>
          <table:table-cell office:value-type="float" office:value="128.0">
            <text:p>128.0</text:p>
          </table:table-cell>
          <table:table-cell office:value-type="string" office:value="mangrove wood">
            <text:p>mangrove 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.666">
            <text:p>-1.666</text:p>
          </table:table-cell>
          <table:table-cell office:value-type="float" office:value="0.89">
            <text:p>0.89</text:p>
          </table:table-cell>
          <table:table-cell office:value-type="float" office:value="0.89">
            <text:p>0.89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646">
            <text:p>Hv-7646</text:p>
          </table:table-cell>
          <table:table-cell office:value-type="float" office:value="1.26667">
            <text:p>1.26667</text:p>
          </table:table-cell>
          <table:table-cell office:value-type="float" office:value="103.18333">
            <text:p>103.18333</text:p>
          </table:table-cell>
          <table:table-cell office:value-type="float" office:value="10590.0">
            <text:p>10590.0</text:p>
          </table:table-cell>
          <table:table-cell office:value-type="float" office:value="215.0">
            <text:p>215.0</text:p>
          </table:table-cell>
          <table:table-cell office:value-type="string" office:value="peat with roots">
            <text:p>peat with root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34.216">
            <text:p>-34.216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598">
            <text:p>Hv-7598</text:p>
          </table:table-cell>
          <table:table-cell office:value-type="float" office:value="2.51667">
            <text:p>2.51667</text:p>
          </table:table-cell>
          <table:table-cell office:value-type="float" office:value="101.76667">
            <text:p>101.76667</text:p>
          </table:table-cell>
          <table:table-cell office:value-type="float" office:value="1055.0">
            <text:p>1055.0</text:p>
          </table:table-cell>
          <table:table-cell office:value-type="float" office:value="131.0">
            <text:p>131.0</text:p>
          </table:table-cell>
          <table:table-cell office:value-type="string" office:value="mangrove wood">
            <text:p>mangrove 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.518">
            <text:p>-1.518</text:p>
          </table:table-cell>
          <table:table-cell office:value-type="float" office:value="0.95">
            <text:p>0.95</text:p>
          </table:table-cell>
          <table:table-cell office:value-type="float" office:value="0.95">
            <text:p>0.95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588">
            <text:p>Hv-7588</text:p>
          </table:table-cell>
          <table:table-cell office:value-type="float" office:value="1.76667">
            <text:p>1.76667</text:p>
          </table:table-cell>
          <table:table-cell office:value-type="float" office:value="103.01667">
            <text:p>103.01667</text:p>
          </table:table-cell>
          <table:table-cell office:value-type="float" office:value="2130.0">
            <text:p>2130.0</text:p>
          </table:table-cell>
          <table:table-cell office:value-type="float" office:value="184.0">
            <text:p>184.0</text:p>
          </table:table-cell>
          <table:table-cell office:value-type="string" office:value="basal peat">
            <text:p>bas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1.378">
            <text:p>1.378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589">
            <text:p>Hv-7589</text:p>
          </table:table-cell>
          <table:table-cell office:value-type="float" office:value="2.01667">
            <text:p>2.01667</text:p>
          </table:table-cell>
          <table:table-cell office:value-type="float" office:value="102.78333">
            <text:p>102.78333</text:p>
          </table:table-cell>
          <table:table-cell office:value-type="float" office:value="4135.0">
            <text:p>4135.0</text:p>
          </table:table-cell>
          <table:table-cell office:value-type="float" office:value="135.0">
            <text:p>1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4.465">
            <text:p>4.465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584">
            <text:p>Hv-7584</text:p>
          </table:table-cell>
          <table:table-cell office:value-type="float" office:value="1.61667">
            <text:p>1.61667</text:p>
          </table:table-cell>
          <table:table-cell office:value-type="float" office:value="103.41667">
            <text:p>103.41667</text:p>
          </table:table-cell>
          <table:table-cell office:value-type="float" office:value="6945.0">
            <text:p>6945.0</text:p>
          </table:table-cell>
          <table:table-cell office:value-type="float" office:value="156.0">
            <text:p>156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0.938">
            <text:p>-0.938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591">
            <text:p>Hv-7591</text:p>
          </table:table-cell>
          <table:table-cell office:value-type="float" office:value="1.98333">
            <text:p>1.98333</text:p>
          </table:table-cell>
          <table:table-cell office:value-type="float" office:value="102.66667">
            <text:p>102.66667</text:p>
          </table:table-cell>
          <table:table-cell office:value-type="float" office:value="7340.0">
            <text:p>7340.0</text:p>
          </table:table-cell>
          <table:table-cell office:value-type="float" office:value="141.0">
            <text:p>141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565">
            <text:p>-5.565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592">
            <text:p>Hv-7592</text:p>
          </table:table-cell>
          <table:table-cell office:value-type="float" office:value="2.16667">
            <text:p>2.16667</text:p>
          </table:table-cell>
          <table:table-cell office:value-type="float" office:value="102.6">
            <text:p>102.6</text:p>
          </table:table-cell>
          <table:table-cell office:value-type="float" office:value="7015.0">
            <text:p>7015.0</text:p>
          </table:table-cell>
          <table:table-cell office:value-type="float" office:value="128.0">
            <text:p>128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.255">
            <text:p>-3.255</text:p>
          </table:table-cell>
          <table:table-cell office:value-type="float" office:value="0.74">
            <text:p>0.74</text:p>
          </table:table-cell>
          <table:table-cell office:value-type="float" office:value="0.74">
            <text:p>0.74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WK-3430">
            <text:p>WK-3430</text:p>
          </table:table-cell>
          <table:table-cell office:value-type="float" office:value="1.20798">
            <text:p>1.20798</text:p>
          </table:table-cell>
          <table:table-cell office:value-type="float" office:value="103.77026">
            <text:p>103.77026</text:p>
          </table:table-cell>
          <table:table-cell office:value-type="float" office:value="6490.0">
            <text:p>6490.0</text:p>
          </table:table-cell>
          <table:table-cell office:value-type="float" office:value="60.0">
            <text:p>60.0</text:p>
          </table:table-cell>
          <table:table-cell office:value-type="string" office:value="coral (Porites lutea)">
            <text:p>coral (Porites lutea)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0.01">
            <text:p>0.01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HespEtal1998,BirdEtal2007,MannEtal2019">
            <text:p>HespEtal1998,BirdEtal2007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594">
            <text:p>Hv-7594</text:p>
          </table:table-cell>
          <table:table-cell office:value-type="float" office:value="2.31667">
            <text:p>2.31667</text:p>
          </table:table-cell>
          <table:table-cell office:value-type="float" office:value="102.08333">
            <text:p>102.08333</text:p>
          </table:table-cell>
          <table:table-cell office:value-type="float" office:value="5975.0">
            <text:p>5975.0</text:p>
          </table:table-cell>
          <table:table-cell office:value-type="float" office:value="125.0">
            <text:p>125.0</text:p>
          </table:table-cell>
          <table:table-cell office:value-type="string" office:value="mangrove wood">
            <text:p>mangrove 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0.613">
            <text:p>0.613</text:p>
          </table:table-cell>
          <table:table-cell office:value-type="float" office:value="0.76">
            <text:p>0.76</text:p>
          </table:table-cell>
          <table:table-cell office:value-type="float" office:value="0.76">
            <text:p>0.76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595">
            <text:p>Hv-7595</text:p>
          </table:table-cell>
          <table:table-cell office:value-type="float" office:value="2.41667">
            <text:p>2.41667</text:p>
          </table:table-cell>
          <table:table-cell office:value-type="float" office:value="101.93333">
            <text:p>101.93333</text:p>
          </table:table-cell>
          <table:table-cell office:value-type="float" office:value="7175.0">
            <text:p>7175.0</text:p>
          </table:table-cell>
          <table:table-cell office:value-type="float" office:value="122.0">
            <text:p>122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805">
            <text:p>-5.805</text:p>
          </table:table-cell>
          <table:table-cell office:value-type="float" office:value="0.89">
            <text:p>0.89</text:p>
          </table:table-cell>
          <table:table-cell office:value-type="float" office:value="0.89">
            <text:p>0.89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596">
            <text:p>Hv-7596</text:p>
          </table:table-cell>
          <table:table-cell office:value-type="float" office:value="2.41667">
            <text:p>2.41667</text:p>
          </table:table-cell>
          <table:table-cell office:value-type="float" office:value="101.93333">
            <text:p>101.93333</text:p>
          </table:table-cell>
          <table:table-cell office:value-type="float" office:value="7440.0">
            <text:p>7440.0</text:p>
          </table:table-cell>
          <table:table-cell office:value-type="float" office:value="202.0">
            <text:p>202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585">
            <text:p>-6.585</text:p>
          </table:table-cell>
          <table:table-cell office:value-type="float" office:value="0.89">
            <text:p>0.89</text:p>
          </table:table-cell>
          <table:table-cell office:value-type="float" office:value="0.89">
            <text:p>0.89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597">
            <text:p>Hv-7597</text:p>
          </table:table-cell>
          <table:table-cell office:value-type="float" office:value="2.41667">
            <text:p>2.41667</text:p>
          </table:table-cell>
          <table:table-cell office:value-type="float" office:value="101.93333">
            <text:p>101.93333</text:p>
          </table:table-cell>
          <table:table-cell office:value-type="float" office:value="7560.0">
            <text:p>7560.0</text:p>
          </table:table-cell>
          <table:table-cell office:value-type="float" office:value="168.0">
            <text:p>168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285">
            <text:p>-8.285</text:p>
          </table:table-cell>
          <table:table-cell office:value-type="float" office:value="0.89">
            <text:p>0.89</text:p>
          </table:table-cell>
          <table:table-cell office:value-type="float" office:value="0.89">
            <text:p>0.89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587">
            <text:p>Hv-7587</text:p>
          </table:table-cell>
          <table:table-cell office:value-type="float" office:value="1.8">
            <text:p>1.8</text:p>
          </table:table-cell>
          <table:table-cell office:value-type="float" office:value="103.25">
            <text:p>103.25</text:p>
          </table:table-cell>
          <table:table-cell office:value-type="float" office:value="4275.0">
            <text:p>4275.0</text:p>
          </table:table-cell>
          <table:table-cell office:value-type="float" office:value="122.0">
            <text:p>122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4.316">
            <text:p>4.316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601">
            <text:p>Hv-7601</text:p>
          </table:table-cell>
          <table:table-cell office:value-type="float" office:value="2.36667">
            <text:p>2.36667</text:p>
          </table:table-cell>
          <table:table-cell office:value-type="float" office:value="102.0">
            <text:p>102.0</text:p>
          </table:table-cell>
          <table:table-cell office:value-type="float" office:value="6985.0">
            <text:p>6985.0</text:p>
          </table:table-cell>
          <table:table-cell office:value-type="float" office:value="206.0">
            <text:p>206.0</text:p>
          </table:table-cell>
          <table:table-cell office:value-type="string" office:value="mangrove wood">
            <text:p>mangrove 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.338">
            <text:p>-4.338</text:p>
          </table:table-cell>
          <table:table-cell office:value-type="float" office:value="0.78">
            <text:p>0.78</text:p>
          </table:table-cell>
          <table:table-cell office:value-type="float" office:value="0.78">
            <text:p>0.78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Strait_Of_Malacca">
            <text:p>Strait_Of_Malacca</text:p>
          </table:table-cell>
          <table:table-cell office:value-type="string" office:value="radiocarbon">
            <text:p>radiocarbon</text:p>
          </table:table-cell>
          <table:table-cell office:value-type="string" office:value="Hv-7586">
            <text:p>Hv-7586</text:p>
          </table:table-cell>
          <table:table-cell office:value-type="float" office:value="1.71667">
            <text:p>1.71667</text:p>
          </table:table-cell>
          <table:table-cell office:value-type="float" office:value="103.3">
            <text:p>103.3</text:p>
          </table:table-cell>
          <table:table-cell office:value-type="float" office:value="4335.0">
            <text:p>4335.0</text:p>
          </table:table-cell>
          <table:table-cell office:value-type="float" office:value="145.0">
            <text:p>145.0</text:p>
          </table:table-cell>
          <table:table-cell office:value-type="string" office:value="peat and freshwater sediments">
            <text:p>peat and freshwater sediment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2.287">
            <text:p>2.287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GeyhEtal1979,MannEtal2019">
            <text:p>GeyhEtal1979,MannEtal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